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obe Caslon Pro"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_20_Text">
      <style:paragraph-properties style:writing-mode="lr-tb"/>
      <style:text-properties officeooo:paragraph-rsid="00039ffd"/>
    </style:style>
    <style:style style:name="P2" style:family="paragraph" style:parent-style-name="Footer">
      <style:paragraph-properties fo:text-align="center" style:justify-single-word="false"/>
    </style:style>
    <style:style style:name="P3" style:family="paragraph" style:parent-style-name="Heading_20_1" style:master-page-name="First_20_Page">
      <style:paragraph-properties fo:text-align="center" style:justify-single-word="false" style:page-number="auto"/>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paragraph-rsid="00004d6a"/>
    </style:style>
    <style:style style:name="P6" style:family="paragraph" style:parent-style-name="Text_20_body" style:master-page-name="Standard">
      <style:paragraph-properties fo:text-align="center" style:justify-single-word="false" style:page-number="auto"/>
      <style:text-properties officeooo:paragraph-rsid="00004d6a"/>
    </style:style>
    <style:style style:name="P7" style:family="paragraph" style:parent-style-name="Text_20_body">
      <style:paragraph-properties fo:text-align="center" style:justify-single-word="false"/>
      <style:text-properties officeooo:paragraph-rsid="0000d327"/>
    </style:style>
    <style:style style:name="P8" style:family="paragraph" style:parent-style-name="Text_20_body">
      <style:paragraph-properties fo:text-align="center" style:justify-single-word="false"/>
      <style:text-properties officeooo:paragraph-rsid="0002873c"/>
    </style:style>
    <style:style style:name="P9" style:family="paragraph" style:parent-style-name="Text_20_body">
      <style:paragraph-properties fo:text-align="center" style:justify-single-word="false"/>
      <style:text-properties officeooo:paragraph-rsid="0004a347"/>
    </style:style>
    <style:style style:name="P10" style:family="paragraph" style:parent-style-name="Text_20_body">
      <style:paragraph-properties fo:text-align="center" style:justify-single-word="false"/>
      <style:text-properties officeooo:paragraph-rsid="0005f720"/>
    </style:style>
    <style:style style:name="P11" style:family="paragraph" style:parent-style-name="Text_20_body">
      <style:text-properties officeooo:paragraph-rsid="0000d327"/>
    </style:style>
    <style:style style:name="P12" style:family="paragraph" style:parent-style-name="Text_20_body">
      <style:text-properties officeooo:paragraph-rsid="0001b06f"/>
    </style:style>
    <style:style style:name="P13" style:family="paragraph" style:parent-style-name="Text_20_body">
      <style:text-properties officeooo:paragraph-rsid="00023139"/>
    </style:style>
    <style:style style:name="T1" style:family="text">
      <style:text-properties fo:font-weight="normal" style:font-weight-asian="normal" style:font-weight-complex="normal"/>
    </style:style>
    <style:style style:name="T2" style:family="text">
      <style:text-properties fo:font-weight="normal" officeooo:rsid="00004d6a" style:font-weight-asian="normal" style:font-weight-complex="normal"/>
    </style:style>
    <style:style style:name="T3" style:family="text">
      <style:text-properties fo:font-weight="normal" officeooo:rsid="0000d327" style:font-weight-asian="normal" style:font-weight-complex="normal"/>
    </style:style>
    <style:style style:name="T4" style:family="text">
      <style:text-properties fo:font-weight="normal" officeooo:rsid="0002873c" style:font-weight-asian="normal" style:font-weight-complex="normal"/>
    </style:style>
    <style:style style:name="T5" style:family="text">
      <style:text-properties fo:font-weight="normal" officeooo:rsid="00370a6e" style:font-weight-asian="normal" style:font-weight-complex="normal"/>
    </style:style>
    <style:style style:name="T6" style:family="text">
      <style:text-properties fo:font-weight="normal" officeooo:rsid="0004a347" style:font-weight-asian="normal" style:font-weight-complex="normal"/>
    </style:style>
    <style:style style:name="T7" style:family="text">
      <style:text-properties officeooo:rsid="0001b06f"/>
    </style:style>
    <style:style style:name="T8" style:family="text">
      <style:text-properties fo:language="en" fo:country="US" fo:font-weight="normal" officeooo:rsid="008b8f32" style:font-weight-asian="normal" style:font-weight-complex="normal"/>
    </style:style>
    <style:style style:name="T9" style:family="text">
      <style:text-properties fo:language="en" fo:country="US" fo:font-weight="normal" officeooo:rsid="0455e0a6" style:font-weight-asian="normal" style:font-weight-complex="normal"/>
    </style:style>
    <style:style style:name="T10" style:family="text">
      <style:text-properties fo:language="en" fo:country="US" fo:font-weight="normal" officeooo:rsid="002f88b2" style:font-weight-asian="normal" style:font-weight-complex="normal"/>
    </style:style>
    <style:style style:name="T11" style:family="text">
      <style:text-properties fo:language="en" fo:country="US" fo:font-weight="normal" officeooo:rsid="0055db3f" style:font-weight-asian="normal" style:font-weight-complex="normal"/>
    </style:style>
    <style:style style:name="T12" style:family="text">
      <style:text-properties fo:language="en" fo:country="US" fo:font-weight="normal" officeooo:rsid="0456ab71" style:font-weight-asian="normal" style:font-weight-complex="normal"/>
    </style:style>
    <style:style style:name="T13" style:family="text">
      <style:text-properties fo:language="en" fo:country="US" fo:font-weight="normal" officeooo:rsid="0044e898" style:font-weight-asian="normal" style:font-weight-complex="normal"/>
    </style:style>
    <style:style style:name="T14" style:family="text">
      <style:text-properties fo:language="en" fo:country="US" fo:font-weight="normal" officeooo:rsid="002260d9" style:font-weight-asian="normal" style:font-weight-complex="normal"/>
    </style:style>
    <style:style style:name="T15" style:family="text">
      <style:text-properties fo:language="en" fo:country="US" fo:font-weight="normal" officeooo:rsid="00370a6e" style:font-weight-asian="normal" style:font-weight-complex="normal"/>
    </style:style>
    <style:style style:name="T16" style:family="text">
      <style:text-properties fo:language="en" fo:country="US" fo:font-weight="normal" officeooo:rsid="00a25c9e" style:font-weight-asian="normal" style:font-weight-complex="normal"/>
    </style:style>
    <style:style style:name="T17" style:family="text">
      <style:text-properties fo:language="en" fo:country="US" fo:font-weight="normal" officeooo:rsid="0459f5ed" style:font-weight-asian="normal" style:font-weight-complex="normal"/>
    </style:style>
    <style:style style:name="T18" style:family="text">
      <style:text-properties fo:language="en" fo:country="US" fo:font-weight="normal" officeooo:rsid="009d2142" style:font-weight-asian="normal" style:font-weight-complex="normal"/>
    </style:style>
    <style:style style:name="T19" style:family="text">
      <style:text-properties fo:language="en" fo:country="US" fo:font-weight="normal" officeooo:rsid="00039ffd" style:font-weight-asian="normal" style:font-weight-complex="normal"/>
    </style:style>
    <style:style style:name="T20" style:family="text">
      <style:text-properties fo:language="en" fo:country="US" fo:font-weight="normal" officeooo:rsid="0004a347" style:font-weight-asian="normal" style:font-weight-complex="normal"/>
    </style:style>
    <style:style style:name="T21" style:family="text">
      <style:text-properties officeooo:rsid="004895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Strong_20_Emphasis">The SpiritWiki as Boundary Object: <text:line-break/>Foundations of Global Transformation</text:span></text:h>
      <text:p text:style-name="P4"><text:span text:style-name="Strong_20_Emphasis"/></text:p>
      <text:p text:style-name="P4"><text:span text:style-name="Strong_20_Emphasis"/></text:p>
      <text:p text:style-name="P4"><text:span text:style-name="Strong_20_Emphasis"/></text:p>
      <text:p text:style-name="P7"><text:span text:style-name="Strong_20_Emphasis"><text:span text:style-name="T3"/></text:span></text:p>
      <text:p text:style-name="P7"><text:span text:style-name="Strong_20_Emphasis"><text:span text:style-name="T1">Mike Sosteric</text:span></text:span></text:p>
      <text:p text:style-name="P8"><text:span text:style-name="Strong_20_Emphasis"><text:span text:style-name="T4">&amp; </text:span></text:span></text:p>
      <text:p text:style-name="P8"><text:span text:style-name="Strong_20_Emphasis"><text:span text:style-name="T4">Kimi</text:span></text:span></text:p>
      <text:p text:style-name="P4"><text:span text:style-name="Strong_20_Emphasis"><text:span text:style-name="T1"/></text:span></text:p>
      <text:p text:style-name="P9"><text:span text:style-name="Strong_20_Emphasis"><text:span text:style-name="T6">2026</text:span></text:span></text:p>
      <text:p text:style-name="P4"><text:span text:style-name="Strong_20_Emphasis"><text:span text:style-name="T1"/></text:span></text:p>
      <text:p text:style-name="P10"/>
      <text:p text:style-name="P4"><text:span text:style-name="Strong_20_Emphasis"><text:span text:style-name="T1">Become a Patron</text:span></text:span></text:p>
      <text:p text:style-name="P4"><text:span text:style-name="Strong_20_Emphasis"><text:span text:style-name="T1">Join our </text:span></text:span><text:a xlink:type="simple" xlink:href="http://www.patreon.com/posts/107392422?collection=151795" text:style-name="Internet_20_link" text:visited-style-name="Visited_20_Internet_20_Link"><text:span text:style-name="Strong_20_Emphasis"><text:span text:style-name="T1">Patreon</text:span></text:span></text:a></text:p>
      <text:p text:style-name="P4"><text:span text:style-name="Strong_20_Emphasis"><text:span text:style-name="T1">The most up to date version of this article<text:line-break/>may be found at the SpiritWiki Repository.</text:span></text:span></text:p>
      <text:p text:style-name="P4"><text:span text:style-name="Strong_20_Emphasis"><text:span text:style-name="T1"><text:tab/></text:span></text:span></text:p>
      <text:p text:style-name="P5"><text:span text:style-name="Strong_20_Emphasis"><text:span text:style-name="T2"/></text:span></text:p>
      <text:p text:style-name="P6"><text:span text:style-name="Strong_20_Emphasis"><text:span text:style-name="T2"/></text:span></text:p>
      <text:p text:style-name="P4"><text:span text:style-name="Strong_20_Emphasis"><text:span text:style-name="T1"/></text:span></text:p>
      <text:h text:style-name="Heading_20_2" text:outline-level="2"><text:span text:style-name="Strong_20_Emphasis">Abstract</text:span></text:h>
      <text:p text:style-name="Text_20_body">This article argues that the SpiritWiki knowledge ecosystem functions as a boundary object infrastructure capable of supporting planetary-scale transformation. Drawing on Star and Griesemer’s (1989) concept of boundary objects, objects plastic enough to adapt to local needs yet robust enough to maintain identity across social worlds, we demonstrate how the SpiritWiki enables coherence without consensus among heterogeneous actors. We identify four boundary object functions within the Lightning Path framework: repository, ideal type, coincident boundary, and standardized form. Key concepts such as the Spiritual Ego operate as ideal types and coincident boundaries, allowing scientific, spiritual, psychological, and activist communities to coordinate developmental goals without metaphysical homogenization. We conclude that cultivating such boundary objects constitutes a strategic epistemic intervention necessary for addressing contemporary polycrisis.</text:p>
      <text:h text:style-name="Heading_20_2" text:outline-level="2"><text:span text:style-name="Strong_20_Emphasis">Introduction: The Problem of Heterogeneity in Global Transformation</text:span></text:h>
      <text:p text:style-name="Text_20_body">Planetary-scale crises—ecological collapse, social fragmentation, spiritual disconnection, and systemic violence—cannot be solved by any single social world acting alone. Scientists cannot legislate; policymakers cannot meditate ecosystems back to health; spiritual communities cannot publish their way into empirical credibility; and activists cannot engineer infrastructure alone. Healing at a global level requires the <text:span text:style-name="Emphasis">intersection</text:span> of these worlds, yet their ontologies, methods, and vocabularies are often incommensurable. The risk, historically, has been twofold: either each world retreats into fragmentation and works in isolation, or one world imposes its framework upon the others, producing an imperialistic homogenization that erases legitimate difference.</text:p>
      <text:p text:style-name="Text_20_body">What is needed is a third way: a mechanism for achieving <text:span text:style-name="Emphasis">coherence without consensus</text:span>. This article proposes that the Lightning Path’s SpiritWiki represents precisely such a mechanism. By functioning as a system of boundary objects—scientific objects and concepts that inhabit multiple intersecting social worlds simultaneously—the SpiritWiki allows diverse communities to cooperate toward shared developmental and planetary goals without requiring doctrinal uniformity (Star &amp; Griesemer, 1989). In what follows, we first review the theoretical foundations of boundary objects and institutional ecology. We then map the four types of boundary objects onto the SpiritWiki’s architecture, demonstrating how concepts such as the Spiritual Ego serve as ideal types and <text:soft-page-break/>coincident boundaries. Finally, we outline the strategic significance of this approach for planetary healing and transformation.</text:p>
      <text:h text:style-name="Heading_20_2" text:outline-level="2"><text:span text:style-name="Strong_20_Emphasis">Theoretical Foundations: Boundary Objects and Institutional Ecology</text:span></text:h>
      <text:p text:style-name="Text_20_body">The concept of the boundary object emerged from science and technology studies (STS) as a way to explain how heterogeneous actors cooperate in the absence of shared meaning. Star and Griesemer (1989), studying the Museum of Vertebrate Zoology at Berkeley, observed that scientific work requires the labor of professionals, amateurs, administrators, patrons, and local informants—actors who inhabit distinct “social worlds” with divergent goals and interpretive frameworks. Rather than achieving cooperation through consensus, the museum succeeded through what they term an <text:span text:style-name="Emphasis">institutional ecology</text:span>: a network in which multiple “entrepreneurs” from different worlds translated each other’s interests simultaneously, creating a many-to-many mapping rather than a one-way funnel.</text:p>
      <text:p text:style-name="Text_20_body">Central to this ecology were <text:span text:style-name="Emphasis">boundary objects</text:span>: objects “both plastic enough to adapt to local needs and the constraints of the several parties employing them, yet robust enough to maintain a common identity across sites” (Star &amp; Griesemer, 1989, p. 393). These objects are weakly structured in common use and become strongly structured in individual site use. They have different meanings in different social worlds, but their structure is common enough to more than one world to make them recognizable—a means of translation.</text:p>
      <text:p text:style-name="P11">Star and Griesemer distinguish four types. </text:p>
      <text:p text:style-name="P11"><text:span text:style-name="Emphasis">Repositories</text:span> are ordered, indexed collections of objects or information that different groups can access at varying depths. </text:p>
      <text:p text:style-name="P11"><text:span text:style-name="Emphasis">Ideal types</text:span> are abstracted concepts from which local contingencies have been removed, allowing multiple communities to project their own meanings onto a shared referent. </text:p>
      <text:p text:style-name="P11"><text:span text:style-name="Emphasis">Coincident boundaries</text:span> are objects or spaces that share the same outer boundaries but contain different internal contents for different groups. </text:p>
      <text:p text:style-name="P11"><text:span text:style-name="Emphasis">Standardized forms</text:span> are common formats or protocols that structure communication across worlds, often containing modular components that are relevant to some users and irrelevant to others.</text:p>
      <text:p text:style-name="Text_20_body">This framework directly challenges the Latour-Callon-Law model of <text:span text:style-name="Emphasis">interessement</text:span>, in which a single scientific entrepreneur funnels diverse allies through an obligatory passage point (Latour, 1987; Callon, 1986). Star and Griesemer argue that such models retain a managerial bias: they tell the story from the scientist’s viewpoint alone. An institutional ecology, by contrast, does not <text:soft-page-break/>presuppose epistemological primacy for any one viewpoint. The viewpoint of the amateur is not inherently better or worse than that of the professional; what matters is the flow of objects and concepts through the network (Star &amp; Griesemer, 1989, p. 390).</text:p>
      <text:p text:style-name="Text_20_body">For knowledge ecosystems, this insight is transformative. Traditional scholarly communication—static textbooks, gatekept journals, anonymous peer review—tends to enforce either fragmentation (disciplinary silos) or imperialism (a single paradigm dominating discourse). Boundary objects offer an alternative: they allow a knowledge system to scale without colonizing, to unify without homogenizing, and to build genuine coherence across difference (Bowker &amp; Star, 1999; Sosteric, 2026a).</text:p>
      <text:h text:style-name="Heading_20_2" text:outline-level="2"><text:span text:style-name="Strong_20_Emphasis">The SpiritWiki as Boundary Object Infrastructure</text:span></text:h>
      <text:p text:style-name="Text_20_body">The SpiritWiki is a dynamic, curated knowledge ecosystem that integrates semantic linking, stewardship-based quality control, and a mycelial web structure (Sosteric, 2026a). It evolved from a personal Memex—modeled on Vannevar Bush’s (1945) vision of a post-war knowledge technology—into a globally accessible resource. Its architecture is deliberately designed to function as a boundary object system, enabling heterogeneous actors to participate in a shared enterprise while preserving the integrity of their distinct worldviews. We examine each of the four boundary object types in turn.</text:p>
      <text:h text:style-name="Heading_20_2" text:outline-level="2"><text:span text:style-name="Strong_20_Emphasis">Repository Function</text:span></text:h>
      <text:p text:style-name="P12">The SpiritWiki itself operates as a <text:span text:style-name="Emphasis">repository</text:span>: an ordered, indexed collection that different users can access at varying depths of engagement. As Bush (1945) envisioned, and as Berners-Lee (2001) later articulated through the Semantic Web, a properly structured knowledge repository allows scholars to create associative pathways through vast amounts of information. A neuroscientist might consult the SpiritWiki for operationalized definitions of consciousness and connection; a yoga teacher might access it for pedagogical sequences; a community organizer might search for frameworks on toxic socialization. All enter the same indexed structure, but each draws upon it differently. The shared ontological grounding and semantic linking ensure that these divergent uses remain coordinated, while the open, tiered architecture allows each user to engage at the level appropriate to their social world.</text:p>
      <text:h text:style-name="Heading_20_2" text:outline-level="2"><text:span text:style-name="Strong_20_Emphasis">Ideal Type Function</text:span></text:h>
      <text:p text:style-name="Text_20_body">Many of the Lightning Path’s core concepts function as <text:span text:style-name="Emphasis">ideal types</text:span>: abstracted representations deliberately stripped of single-tradition contingencies so that multiple communities can recognize <text:soft-page-break/>their own highest aspirations within them. Consider the concept of the <text:span text:style-name="Strong_20_Emphasis">Spiritual Ego</text:span>. For a neuropsychologically-oriented researcher, it may represent a higher-order integrative structure of the prefrontal cortex. For a transpersonal psychologist, it may signify the healthy, individuated self that has navigated lower stages of ego development. For a mystical practitioner, it may represent the purified vessel through which higher consciousness expresses itself in material reality. For a secular humanist, it may simply denote the most mature, least defensive, and most compassionate version of the self.</text:p>
      <text:p text:style-name="Text_20_body">These are radically different internal contents. Yet all four actors can point to the same SpiritWiki entry, use the same term, and orient their work around the same general construct. The Spiritual Ego is thus plastic enough to adapt to local needs—each community fills it with its own meaning—yet robust enough to maintain a common identity across sites. It is weakly structured in common use (a general marker of advanced psychological and spiritual integration) and strongly structured in individual site use (neurological mechanism, developmental achievement, mystical state, or ethical ideal).</text:p>
      <text:p text:style-name="P12">Other LP concepts function similarly. <text:span text:style-name="Strong_20_Emphasis">Eupsychia</text:span>—Maslow’s (1971) term for a society oriented toward psychological health and self-actualization—operates as an ideal type <text:span text:style-name="T7">representing utopia, heaven on Earth, Shambhala, etc.—</text:span>that a political scientist, a therapist, and a spiritual teacher can all endorse while investing it with distinct theoretical contents. <text:span text:style-name="Strong_20_Emphasis">Consciousness</text:span> and <text:span text:style-name="Strong_20_Emphasis">Connection</text:span> serve analogous functions. By cultivating such ideal types, the SpiritWiki avoids the “funnelling” problem: it does not require any single community to adopt another’s metaphysics as the price of admission.</text:p>
      <text:h text:style-name="Heading_20_2" text:outline-level="2"><text:span text:style-name="Strong_20_Emphasis">Coincident Boundary Function</text:span></text:h>
      <text:p text:style-name="Text_20_body">The SpiritWiki also creates <text:span text:style-name="Emphasis">coincident boundaries</text:span>: shared outer frames within which different groups pursue different internal agendas. The most prominent example is the Lightning Path’s overarching commitment <text:span text:style-name="T7">(its “quest,” in the words of Jack Park)</text:span> to “full human potential” and “planetary healing.” All participants agree on this boundary; it frames the collective enterprise. Yet the internal contents differ radically. For an ecologist, planetary healing means bioregional restoration. For a trauma therapist, it means collective psychological repair. For a spiritual practitioner, it means mass awakening or connection. For an educator, it means democratized access to transformative knowledge.</text:p>
      <text:p text:style-name="Text_20_body">Because the outer boundary is shared, coordination is possible. Because the internal contents are locally determined, imperialism is avoided. The SpiritWiki’s ontological foundations and epistemic <text:soft-page-break/>controls provide the shared perimeter, while its semantic architecture allows each community to elaborate its own internal map. This is precisely the dynamic Star and Griesemer (1989) observed at the Museum of Vertebrate Zoology, where the terrain of California served as a coincident boundary for professional biologists, amateur conservationists, and local trappers alike.</text:p>
      <text:h text:style-name="Heading_20_2" text:outline-level="2"><text:span text:style-name="Strong_20_Emphasis">Standardized Form Function</text:span></text:h>
      <text:p text:style-name="Text_20_body">Finally, the Lightning Path deploys <text:span text:style-name="Emphasis">standardized forms</text:span>: common protocols and templates that structure communication across worlds while allowing local adaptation. The SpiritWiki’s entry template—with its compulsory sections (Definition, Concept Map, <text:span text:style-name="T7">Related Terms, Syncretic Terms, </text:span>Notes, Quotes) and optional extensions—functions as such a form. A knowledge steward from a scientific background may emphasize empirical citations and operationalized definitions; a steward from a contemplative background may emphasize phenomenological notes and syncretic terminology. Both use the same standardized container, ensuring interoperability, while filling it with locally relevant content.</text:p>
      <text:p text:style-name="Text_20_body">Similarly, LP Workbooks, assessment tools, and meditative protocols provide standardized formats that diverse practitioners can adapt to their contexts while maintaining enough structural commonality to compare results, share data, and build cumulative knowledge. As Star and Griesemer (1989) note, standardized forms often contain “blank fields or heap-like structures” that are irrelevant to some users but essential to others. The SpiritWiki’s modular architecture embodies this principle, enabling what we might call <text:span text:style-name="Emphasis">structured pluralism</text:span>.</text:p>
      <text:p text:style-name="Text_20_body"><text:span text:style-name="Strong_20_Emphasis">Strategic Significance: Planetary Healing Through Epistemic Infrastructure</text:span></text:p>
      <text:p text:style-name="Text_20_body">The strategic cultivation of boundary objects is not merely an academic convenience; it is a core methodology for addressing the polycrisis of the twenty-first century. Ecological collapse, social fragmentation, and spiritual alienation are not problems that can be solved by any single knowledge system in isolation. They require the intersection of scientific, spiritual, political, educational, and therapeutic worlds. Yet these worlds often speak past one another, or worse, compete for hegemony.</text:p>
      <text:p text:style-name="P13">Boundary objects offer a way out of this impasse. By creating concepts, repositories, and protocols that are robust enough to travel across domains while remaining plastic enough to honor local integrity, the SpiritWiki can function as an institutional ecology rather than a hierarchical funnel. This has several concrete strategic implications.</text:p>
      <text:p text:style-name="Text_20_body">First, <text:span text:style-name="Strong_20_Emphasis">democratization of expertise</text:span>. Qualified contributors worldwide can participate in theoretical development without needing affiliation with wealthy institutions or approval from established <text:soft-page-break/>gatekeepers (Sosteric, 2026a). Boundary objects lower the cost of entry: one does not need to convert to a specific metaphysics to contribute to or benefit from the ecosystem.</text:p>
      <text:p text:style-name="Text_20_body">Second, <text:span text:style-name="Strong_20_Emphasis">acceleration of insight</text:span>. In traditional scholarly communication, ideas spread through slow institutional channels—peer review, publication cycles, textbook revisions—creating dangerous lag times when facing existential threats (Sosteric, 1996, 2026a). The SpiritWiki’s living architecture ensures that theoretical updates become instantly canonical. When a knowledge steward refines a definition or incorporates new empirical findings, that change is immediately accessible to all participants, preventing the theoretical ossification that corrupted Maslow’s original vision into a business-friendly pyramid (Bridgman et al., 2019; Sosteric, 2026b).</text:p>
      <text:p text:style-name="Text_20_body">Third, <text:span text:style-name="Strong_20_Emphasis">AI readiness and scalable education</text:span>. The SpiritWiki’s structured, semantically rich content makes it ideal for training artificial intelligence systems. Unlike large language models trained on the chaotic, uncurated content of the commercial internet—prone to hallucination, bias, and epistemic pollution (Pennycook et al., 2015)—AI systems trained on the SpiritWiki inherit its ontological clarity, ethical grounding, and semantic precision (Sosteric, 2026a). This positions the ecosystem as foundational infrastructure for personalized, globally scalable instruction that remains accountable to human stewards rather than commercial algorithms.</text:p>
      <text:p text:style-name="Text_20_body">Fourth, and most critically, <text:span text:style-name="Strong_20_Emphasis">coherence without imperialism</text:span>. The history of transformative movements is littered with examples of well-intentioned frameworks that devolved into sectarianism or authoritarianism—precisely because they required consensus on meaning as the price of membership. Boundary objects prevent this by allowing multiple translations to coexist. The Spiritual Ego can be a neurological construct, a developmental milestone, and a mystical state simultaneously. Eupsychia can be a political program, a therapeutic goal, and a spiritual destination concurrently. The SpiritWiki does not resolve these differences; it provides the infrastructure within which they can cooperate.</text:p>
      <text:p text:style-name="Text_20_body">In an era of polycrisis, this is not a minor logistical advantage. It is a necessary condition for global transformation. Planetary healing requires the largest possible coalition of actors, and boundary objects are the epistemic technology that makes such coalitions possible without demanding the erasure of difference.</text:p>
      <text:h text:style-name="Heading_20_2" text:outline-level="2"><text:span text:style-name="Strong_20_Emphasis">Conclusion</text:span></text:h>
      <text:p text:style-name="Text_20_body">The SpiritWiki represents more than an improved textbook or a semantic wiki. It is a boundary object system designed to enable heterogeneous actors to cooperate toward planetary healing without requiring metaphysical consensus. By functioning simultaneously as a repository, a <text:soft-page-break/>generator of ideal types, a coincident boundary, and a standardized form, it creates the conditions for an institutional ecology of knowledge—one that scales without colonizing, unifies without homogenizing, and integrates without silencing.</text:p>
      <text:p text:style-name="Text_20_body">Star and Griesemer (1989) showed us that scientific work succeeds not despite heterogeneity, but because of the infrastructure that manages it. The Lightning Path extends this insight from the museum to the globe. Boundary objects are not merely conceptual curiosities; they are the foundations upon which a healed, connected, and fully actualized planetary civilization—Eupsychia—can be built. The technology is available. The architecture is operational. What remains is the recognition that knowledge infrastructure is itself a transformative act.</text:p>
      <text:p text:style-name="Text_20_body"/>
      <text:p text:style-name="Text_20_body"><text:span text:style-name="Strong_20_Emphasis">References</text:span></text:p>
      <text:p text:style-name="Text_20_body">Berners-Lee, T. (2001). The Semantic Web. <text:span text:style-name="Emphasis">Scientific American</text:span>, 284(5), 34–43.</text:p>
      <text:p text:style-name="Text_20_body">Bowker, G. C., &amp; Star, S. L. (1999). <text:span text:style-name="Emphasis">Sorting things out: Classification and its consequences</text:span>. MIT Press.</text:p>
      <text:p text:style-name="Text_20_body">Bridgman, T., Cummings, S., &amp; Ballard, J. (2019). Who built Maslow’s pyramid? A history of the creation of management studies’ most famous symbol and its implications for management education. <text:span text:style-name="Emphasis">Academy of Management Learning &amp; Education</text:span>, 18(1), 81–98.</text:p>
      <text:p text:style-name="Text_20_body">Bush, V. (1945). As we may think. <text:span text:style-name="Emphasis">The Atlantic</text:span>, 176(1), 101–108.</text:p>
      <text:p text:style-name="Text_20_body">Callon, M. (1986). Some elements of a sociology of translation: Domestication of the scallops and the fishermen of St Brieuc Bay. In J. Law (Ed.), <text:span text:style-name="Emphasis">Power, action and belief: A new sociology of knowledge?</text:span> (pp. 196–223). Routledge.</text:p>
      <text:p text:style-name="Text_20_body">Latour, B. (1987). <text:span text:style-name="Emphasis">Science in action: How to follow scientists and engineers through society</text:span>. Harvard University Press.</text:p>
      <text:p text:style-name="Text_20_body">Maslow, A. H. (1943). A theory of human motivation. <text:span text:style-name="Emphasis">Psychological Review</text:span>, 50(4), 370–396.</text:p>
      <text:p text:style-name="Text_20_body">Maslow, A. H. (1971). <text:span text:style-name="Emphasis">The farther reaches of human nature</text:span>. Viking Press.</text:p>
      <text:p text:style-name="Text_20_body">Pennycook, G., Cheyne, J. A., Barr, N., Koehler, D. J., &amp; Fugelsang, J. A. (2015). On the reception and detection of pseudo-profound bullshit. <text:span text:style-name="Emphasis">Judgment and Decision Making</text:span>, 10(6), 549–563.</text:p>
      <text:p text:style-name="Text_20_body">Sosteric, M. (1996). Electronic journals and the scholarly communication process: Notes and issues. <text:span text:style-name="Emphasis">Electronic Journal of Sociology</text:span>, 2(2).</text:p>
      <text:p text:style-name="Text_20_body"><text:soft-page-break/>Sosteric, M. (2022). Connection 100—An auto-ethnography of my (mystical) connection experiences. <text:span text:style-name="Emphasis">Religions</text:span>, 13(3), 1–22.</text:p>
      <text:p text:style-name="Text_20_body">Sosteric, M. (2025). Abraham Maslow’s vision for a psychology of the peace table. <text:span text:style-name="Emphasis">The Peace Journal</text:span>.</text:p>
      <text:p text:style-name="Text_20_body">Sosteric, M. (2026a). The SpiritWiki in detail. <text:span text:style-name="Emphasis">SpiritWiki Repository</text:span>. <text:a xlink:type="simple" xlink:href="https://repo-spiritwiki.lightningpath.org/HUMAN/the-spiritwiki-in-detail.pdf" office:target-frame-name="_blank" xlink:show="new" text:style-name="Internet_20_link" text:visited-style-name="Visited_20_Internet_20_Link">https://repo-spiritwiki.lightningpath.org/HUMAN/the-spiritwiki-in-detail.pdf</text:a></text:p>
      <text:p text:style-name="Text_20_body">Sosteric, M. (2026b). <text:span text:style-name="Emphasis">Eupsychian theory I: Reclaiming Maslow and rejecting the pyramid—The seven essential needs</text:span>. Lightning Path Press.</text:p>
      <text:p text:style-name="Text_20_body">Star, S. L., &amp; Griesemer, J. R. (1989). Institutional ecology, ‘translations’ and boundary objects: Amateurs and professionals in Berkeley’s Museum of Vertebrate Zoology, 1907-39. <text:span text:style-name="Emphasis">Social Studies of Science</text:span>, 19(3), 387–420. <text:a xlink:type="simple" xlink:href="https://doi.org/10.1177/030631289019003001" office:target-frame-name="_blank" xlink:show="new" text:style-name="Internet_20_link" text:visited-style-name="Visited_20_Internet_20_Link">https://doi.org/10.1177/030631289019003001</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obe Caslon Pro"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line-height="15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2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ormal" style:family="paragraph">
      <style:paragraph-properties fo:margin-top="0.0783in" fo:margin-bottom="0.0783in" style:contextual-spacing="false" fo:line-height="150%" fo:hyphenation-ladder-count="no-limit"/>
      <style:text-properties style:font-name="Adobe Caslon Pro" fo:font-family="'Adobe Caslon Pro'" style:font-style-name="Regular" style:font-pitch="variable" fo:font-size="11pt" fo:font-weight="normal" fo:hyphenate="false" fo:hyphenation-remain-char-count="2" fo:hyphenation-push-char-count="2"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in" fo:margin-bottom="0in" style:contextual-spacing="false" fo:line-height="100%" fo:hyphenation-ladder-count="no-limit"/>
      <style:text-properties fo:font-size="10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note_20_Text">
      <style:paragraph-properties style:writing-mode="lr-tb"/>
      <style:text-properties officeooo:paragraph-rsid="00039ffd"/>
    </style:style>
    <style:style style:name="MT1" style:family="text">
      <style:text-properties fo:language="en" fo:country="US" fo:font-weight="normal" officeooo:rsid="008b8f32" style:font-weight-asian="normal" style:font-weight-complex="normal"/>
    </style:style>
    <style:style style:name="MT2" style:family="text">
      <style:text-properties fo:language="en" fo:country="US" fo:font-weight="normal" officeooo:rsid="0004a347" style:font-weight-asian="normal" style:font-weight-complex="normal"/>
    </style:style>
    <style:style style:name="MT3" style:family="text">
      <style:text-properties fo:language="en" fo:country="US" fo:font-weight="normal" officeooo:rsid="0455e0a6" style:font-weight-asian="normal" style:font-weight-complex="normal"/>
    </style:style>
    <style:style style:name="MT4" style:family="text">
      <style:text-properties fo:language="en" fo:country="US" fo:font-weight="normal" officeooo:rsid="002f88b2" style:font-weight-asian="normal" style:font-weight-complex="normal"/>
    </style:style>
    <style:style style:name="MT5" style:family="text">
      <style:text-properties fo:language="en" fo:country="US" fo:font-weight="normal" officeooo:rsid="00039ffd" style:font-weight-asian="normal" style:font-weight-complex="normal"/>
    </style:style>
    <style:style style:name="MT6" style:family="text">
      <style:text-properties fo:language="en" fo:country="US" fo:font-weight="normal" officeooo:rsid="0456ab71" style:font-weight-asian="normal" style:font-weight-complex="normal"/>
    </style:style>
    <style:style style:name="MT7" style:family="text">
      <style:text-properties fo:language="en" fo:country="US" fo:font-weight="normal" officeooo:rsid="0044e898" style:font-weight-asian="normal" style:font-weight-complex="normal"/>
    </style:style>
    <style:style style:name="MT8" style:family="text">
      <style:text-properties fo:language="en" fo:country="US" fo:font-weight="normal" officeooo:rsid="002260d9" style:font-weight-asian="normal" style:font-weight-complex="normal"/>
    </style:style>
    <style:style style:name="MT9" style:family="text">
      <style:text-properties fo:language="en" fo:country="US" fo:font-weight="normal" officeooo:rsid="00370a6e" style:font-weight-asian="normal" style:font-weight-complex="normal"/>
    </style:style>
    <style:style style:name="MT10" style:family="text">
      <style:text-properties fo:language="en" fo:country="US" fo:font-weight="normal" officeooo:rsid="00a25c9e" style:font-weight-asian="normal" style:font-weight-complex="normal"/>
    </style:style>
    <style:style style:name="MT11" style:family="text">
      <style:text-properties fo:language="en" fo:country="US" fo:font-weight="normal" officeooo:rsid="0459f5ed" style:font-weight-asian="normal" style:font-weight-complex="normal"/>
    </style:style>
    <style:style style:name="MT12" style:family="text">
      <style:text-properties fo:language="en" fo:country="US" fo:font-weight="normal" officeooo:rsid="009d2142" style:font-weight-asian="normal" style:font-weight-complex="normal"/>
    </style:style>
    <style:style style:name="MT13" style:family="text">
      <style:text-properties officeooo:rsid="004895a8"/>
    </style:style>
    <style:style style:name="MT14" style:family="text">
      <style:text-properties fo:font-weight="normal" officeooo:rsid="00370a6e"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1" style:next-style-name="Standard">
      <style:footer>
        <text:p text:style-name="MP2"><text:a xlink:type="simple" xlink:href="https://repo-spiritwiki.lightningpath.org/HUMAN/the-spiritwiki-as-boundary-object.pdf" text:style-name="Internet_20_link" text:visited-style-name="Visited_20_Internet_20_Link"><text:span text:style-name="Default_20_Paragraph_20_Font"><text:span text:style-name="MT1">https://repo-spiritwiki.lightningpath.org/HUMAN/the-spiritwiki-</text:span></text:span><text:span text:style-name="Default_20_Paragraph_20_Font"><text:span text:style-name="MT2">as</text:span></text:span><text:span text:style-name="Default_20_Paragraph_20_Font"><text:span text:style-name="MT1">-</text:span></text:span><text:span text:style-name="Default_20_Paragraph_20_Font"><text:span text:style-name="MT2">boundary-object</text:span></text:span><text:span text:style-name="Default_20_Paragraph_20_Font"><text:span text:style-name="MT1">.pdf</text:span></text:span></text:a><text:span text:style-name="Default_20_Paragraph_20_Font"><text:span text:style-name="MT3"><text:line-break/></text:span></text:span><text:a xlink:type="simple" xlink:href="https://www.patreon.com/posts/91088136" text:style-name="Internet_20_link" text:visited-style-name="Visited_20_Internet_20_Link"><text:span text:style-name="Default_20_Paragraph_20_Font"><text:span text:style-name="MT4">Version: </text:span></text:span><text:span text:style-name="Default_20_Paragraph_20_Font"><text:span text:style-name="MT5">1</text:span></text:span><text:span text:style-name="Default_20_Paragraph_20_Font"><text:span text:style-name="MT6">.</text:span></text:span><text:span text:style-name="Default_20_Paragraph_20_Font"><text:span text:style-name="MT5">0</text:span></text:span><text:span text:style-name="Default_20_Paragraph_20_Font"><text:span text:style-name="MT7"> </text:span></text:span></text:a><text:span text:style-name="Default_20_Paragraph_20_Font"><text:span text:style-name="MT8">/ </text:span></text:span><text:a xlink:type="simple" xlink:href="https://www.patreon.com/posts/114245337" text:style-name="Internet_20_link" text:visited-style-name="Visited_20_Internet_20_Link"><text:span text:style-name="Default_20_Paragraph_20_Font"><text:span text:style-name="MT9">License Statement</text:span></text:span></text:a><text:span text:style-name="Default_20_Paragraph_20_Font"><text:span text:style-name="MT9"> / </text:span></text:span><text:a xlink:type="simple" xlink:href="https://spiritwiki.lightningpath.org/index.php/Support" text:style-name="Internet_20_link" text:visited-style-name="Visited_20_Internet_20_Link"><text:span text:style-name="Default_20_Paragraph_20_Font"><text:span text:style-name="MT10">Please S</text:span></text:span><text:span text:style-name="Default_20_Paragraph_20_Font"><text:span text:style-name="MT11">upport </text:span></text:span><text:span text:style-name="Default_20_Paragraph_20_Font"><text:span text:style-name="MT12">the SpiritWik</text:span></text:span><text:span text:style-name="Default_20_Paragraph_20_Font"><text:span text:style-name="MT10">i and the Lightning Path</text:span></text:span></text:a><text:span text:style-name="Hyperlink"><text:span text:style-name="MT13"><text:line-break/></text:span></text:span><text:span text:style-name="Hyperlink"><text:span text:style-name="MT14">Download PDF for active links</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01T07:33:18.586825736</meta:creation-date>
    <dc:date>2026-05-01T08:12:36.181760183</dc:date>
    <meta:editing-duration>PT17M25S</meta:editing-duration>
    <meta:editing-cycles>7</meta:editing-cycles>
    <meta:generator>LibreOffice/24.2.7.2$Linux_X86_64 LibreOffice_project/420$Build-2</meta:generator>
    <meta:print-date>2026-05-01T08:11:16.143009199</meta:print-date>
    <meta:printed-by>PDF files</meta:printed-by>
    <meta:document-statistic meta:table-count="0" meta:image-count="0" meta:object-count="0" meta:page-count="9" meta:paragraph-count="67" meta:word-count="2640" meta:character-count="19196" meta:non-whitespace-character-count="16650"/>
  </office:meta>
</office:document-meta>
</file>